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3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pielergebnisse" table:style-name="ta1">
        <table:table-column table:style-name="co1" table:number-columns-repeated="4" table:default-cell-style-name="Default"/>
        <table:table-column table:style-name="co2" table:number-columns-repeated="2" table:default-cell-style-name="ce1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aison (Beginn)</text:p>
          </table:table-cell>
          <table:table-cell office:value-type="string" calcext:value-type="string">
            <text:p>Spieltag</text:p>
          </table:table-cell>
          <table:table-cell office:value-type="string" calcext:value-type="string">
            <text:p>Team 1</text:p>
          </table:table-cell>
          <table:table-cell office:value-type="string" calcext:value-type="string">
            <text:p>Team 2</text:p>
          </table:table-cell>
          <table:table-cell table:style-name="ce2" office:value-type="string" calcext:value-type="string">
            <text:p>Tore Team 1</text:p>
          </table:table-cell>
          <table:table-cell table:style-name="ce2" office:value-type="string" calcext:value-type="string">
            <text:p>Tore Team 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eib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ortmu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Boch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och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Bochu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Boch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erth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eibur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re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ert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och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Boch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ankfu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Brem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och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tuttga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och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nnov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erth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och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ain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Boch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ert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Köl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Boch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ortmu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ort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Kö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Boch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ert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Boch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Brem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mb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ochu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Boch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ert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offenhei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eibu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chalk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och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nnov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mbur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Bre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och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önchengladba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Dort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Paul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Köl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aiserslaute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Pau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önchengladbac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ö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Pau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Kaiserslauter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Pau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Kaiserslaute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ffenhei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Kaiserslaute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öl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Paul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eib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Paul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Kaiserslauter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reme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tuttg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ankfu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Schalk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önchengladba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Paul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aul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ünch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Kaiserslauter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Paul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ünch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Kaiserslauter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Pau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offenhei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ain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Paul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aiserslaut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tuttg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Kaiserslaute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ü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Paul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mbur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Kaiserslaute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Köl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Pau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Kaiserslauter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Köl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Pau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Paul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Nürnbe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everk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Kaiserslaute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Köl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Paul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chal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uli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Pau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Kaiserslaut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Schalk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Nürnbe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Köl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Wolfsbur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eibur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mbur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Kaiserslauter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eibur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eib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Augsbu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erth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Köl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ug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Kaiserslauter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Wolfsbur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Kaiserslauter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Brem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ünch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Augs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olfsbur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Freibu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Kaiserslauter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Nürnber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Brem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ünch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Kaiserslauter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ert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Kaiserslaut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chalk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Augsbur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Köl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Wolfsbu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tuttg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eibur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aiserslaute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ert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Nürnbe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Kaiserslaute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offenhei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öl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Kaiserslaut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Köl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ai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öl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Kaiserslauter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chal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mbu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Nürnbe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Kaiserslaute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erth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Köl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eibu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aiserslaute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Nürnbe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Düsseldor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ür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Augs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uttga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üsseldor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offenhei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ortmu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ür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Düsseldor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ür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önchengladba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üsseldor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ürt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önchengladba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Für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chalk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Düsseldor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ür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ugsb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üsseldor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nnov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chal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Düsseldor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ür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offenhei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rankfu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ür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Schal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Düsseldor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nnov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ür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Düsseldor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ür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chalk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Düsseldor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ür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reme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mbur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Düsseldor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ür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üsseldor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Düsseldor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ürt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eibur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chalk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mbur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Düsseldor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ür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Augsb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offenhei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üsseldor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ür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mbur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ür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üsseldor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ug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ürth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ünc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üsseldor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Für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Frankfu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rem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chalk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raunschwei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önchengladba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raunschwei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i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offenhei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mbur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Braunschwei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re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eibur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Augsbur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Braunschwe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ai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erth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Braunschwei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ankfu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tuttga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raunschwei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mbur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ug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raunschwei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Hert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Nürnber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Braunschwei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ankfu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offenhei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raunschwei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ankfur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Braunschwei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ert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eibu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ankfu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Hamb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tuttga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Nürnbe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ortm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Braunschwei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cha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Wolfsbur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offenhei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raunschwe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Bre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Braunschwei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ert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raunschwei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Augs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Nürnbe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Braunschwei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önchengladba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ain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Schal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rem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Braunschwei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Nürnber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önchengladba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Braunschwei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erth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Paderbor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Schal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Leverkus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aderbo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Paderbor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reme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tuttga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Paderbo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ain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ünch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Hert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Paderbo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Köl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offenhei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ai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Paderbo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Köl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erth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everku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Brem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Paderbor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tuttg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Brem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m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Pader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Köl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offenhe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Münch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Frankfu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Paderbor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Pader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ert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ain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Augs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Wolfsbur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mbur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chal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Freibu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Paderbo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Köl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Frei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chalk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Paderbo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olfsbur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Brem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Frankfu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Stuttga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Paderbo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Main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ei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ert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a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mbur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Paderbo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ankfu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Dort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olfsbu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önchengladba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annov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Paderbo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chal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ugsbur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ert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Paderbo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Kö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mbu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ei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ug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Wolf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Paderbo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önchengladba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Münch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ö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chal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ugsbu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Leverku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Frei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mbur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Hoffenhe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Ingolsta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ert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önchengladba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Köl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Brem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Darmstad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tuttg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Schalk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Frankfu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m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anno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Ingolsta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Hoffenhe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Hert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önchenglad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Darmsta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ugsbu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rtmu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Wolfsbu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Köl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ffenhe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Ingolsta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Frankfu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Leverku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olfsbur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Kö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Brem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Ham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Main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ugsb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Dortmu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Ingolstad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Leverk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anno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Hoffenhei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chal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Hert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Darmstad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Main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Wolfsbu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tha</text:p>
          </table:table-cell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rem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Stuttga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Köl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Augsbur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ortmu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ortmu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alke</text:p>
          </table:table-cell>
          <table:table-cell office:value-type="string" calcext:value-type="string">
            <text:p>Hert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ünch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Leverkus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Hoffenhei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Darmstad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Mönchengladba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anno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 table:number-rows-repeated="104520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rafen" table:style-name="ta1">
        <table:table-column table:style-name="co4" table:number-columns-repeated="3" table:default-cell-style-name="Default"/>
        <table:table-column table:style-name="co5" table:number-columns-repeated="3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34" table:number-rows-spanned="1">
            <text:p>Spieltag</text:p>
          </table:table-cell>
          <table:covered-table-cell table:number-columns-repeated="33"/>
        </table:table-row>
        <table:table-row table:style-name="ro1">
          <table:table-cell office:value-type="string" calcext:value-type="string">
            <text:p>Saiso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traf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lb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Gelbrot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table:number-columns-repeated="34"/>
        </table:table-row>
      </table:table>
      <table:named-expressions/>
      <table:database-ranges>
        <table:database-range table:name="__Anonymous_Sheet_DB__0" table:target-range-address="Spielergebnisse.A1:Spielergebnisse.F33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23:09:14.466551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2:05:58.959803666</meta:creation-date>
    <meta:generator>LibreOffice/6.1.6.3$Linux_X86_64 LibreOffice_project/10$Build-3</meta:generator>
    <dc:date>2019-07-22T23:23:04.427483592</dc:date>
    <meta:editing-duration>PT3H58M18S</meta:editing-duration>
    <meta:editing-cycles>277</meta:editing-cycles>
    <meta:document-statistic meta:table-count="2" meta:cell-count="14443" meta:object-count="0"/>
  </office:meta>
</office:document-meta>
</file>